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6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6.4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6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6.4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6.4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6.48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text-properties officeooo:rsid="001b5dc9" officeooo:paragraph-rsid="001b5dc9"/>
    </style:style>
    <style:style style:name="P3" style:family="paragraph" style:parent-style-name="Text_20_body">
      <style:paragraph-properties fo:text-align="end" style:justify-single-word="false"/>
      <style:text-properties officeooo:rsid="001b8454" officeooo:paragraph-rsid="001b8454"/>
    </style:style>
    <style:style style:name="P4" style:family="paragraph" style:parent-style-name="Text_20_body">
      <style:paragraph-properties fo:text-align="start" style:justify-single-word="false"/>
      <style:text-properties officeooo:paragraph-rsid="0037bddc"/>
    </style:style>
    <style:style style:name="P5" style:family="paragraph" style:parent-style-name="Text_20_body">
      <style:paragraph-properties fo:text-align="start" style:justify-single-word="false"/>
      <style:text-properties officeooo:rsid="001e3683" officeooo:paragraph-rsid="001e3683"/>
    </style:style>
    <style:style style:name="P6" style:family="paragraph" style:parent-style-name="Text_20_body">
      <style:paragraph-properties fo:text-align="start" style:justify-single-word="false"/>
      <style:text-properties officeooo:rsid="001e3683" officeooo:paragraph-rsid="00224e1c"/>
    </style:style>
    <style:style style:name="P7" style:family="paragraph" style:parent-style-name="Text_20_body">
      <style:paragraph-properties fo:text-align="start" style:justify-single-word="false"/>
      <style:text-properties officeooo:rsid="001e3683" officeooo:paragraph-rsid="00373719"/>
    </style:style>
    <style:style style:name="P8" style:family="paragraph" style:parent-style-name="Text_20_body">
      <style:text-properties officeooo:rsid="0026109d" officeooo:paragraph-rsid="0026109d"/>
    </style:style>
    <style:style style:name="P9" style:family="paragraph" style:parent-style-name="Text_20_body">
      <style:text-properties officeooo:rsid="0026aa80" officeooo:paragraph-rsid="0026aa80"/>
    </style:style>
    <style:style style:name="P10" style:family="paragraph" style:parent-style-name="Text_20_body">
      <style:text-properties officeooo:rsid="00516b9e" officeooo:paragraph-rsid="00516b9e"/>
    </style:style>
    <style:style style:name="P11" style:family="paragraph" style:parent-style-name="Text_20_body">
      <style:text-properties officeooo:rsid="0094dcd6" officeooo:paragraph-rsid="0026109d"/>
    </style:style>
    <style:style style:name="P12" style:family="paragraph" style:parent-style-name="Table_20_Contents">
      <style:text-properties style:font-name="Courier 10 Pitch" officeooo:rsid="0026109d" officeooo:paragraph-rsid="0026109d"/>
    </style:style>
    <style:style style:name="P13" style:family="paragraph" style:parent-style-name="Table_20_Contents">
      <style:text-properties style:font-name="Courier 10 Pitch" officeooo:rsid="0026109d" officeooo:paragraph-rsid="0026f13d"/>
    </style:style>
    <style:style style:name="P14" style:family="paragraph" style:parent-style-name="Table_20_Contents">
      <style:text-properties style:font-name="Courier 10 Pitch" officeooo:rsid="0026f13d" officeooo:paragraph-rsid="0026f13d"/>
    </style:style>
    <style:style style:name="P1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1e3683" officeooo:paragraph-rsid="001e3683"/>
    </style:style>
    <style:style style:name="P16" style:family="paragraph" style:parent-style-name="Text_20_body">
      <style:paragraph-properties fo:text-align="start" style:justify-single-word="false"/>
      <style:text-properties officeooo:paragraph-rsid="00e0ac62"/>
    </style:style>
    <style:style style:name="P17" style:family="paragraph" style:parent-style-name="Text_20_body">
      <style:paragraph-properties fo:text-align="start" style:justify-single-word="false"/>
      <style:text-properties officeooo:paragraph-rsid="00eca9f5"/>
    </style:style>
    <style:style style:name="P18" style:family="paragraph" style:parent-style-name="Text_20_body">
      <style:text-properties officeooo:rsid="00516b9e" officeooo:paragraph-rsid="00e0ac62"/>
    </style:style>
    <style:style style:name="P19" style:family="paragraph" style:parent-style-name="Text_20_body">
      <style:text-properties officeooo:rsid="00516b9e" officeooo:paragraph-rsid="00eca9f5"/>
    </style:style>
    <style:style style:name="P20" style:family="paragraph" style:parent-style-name="Text_20_body">
      <style:paragraph-properties fo:text-align="start" style:justify-single-word="false"/>
      <style:text-properties officeooo:rsid="001e3683" officeooo:paragraph-rsid="00e0ac62"/>
    </style:style>
    <style:style style:name="P21" style:family="paragraph" style:parent-style-name="Text_20_body">
      <style:paragraph-properties fo:text-align="start" style:justify-single-word="false"/>
      <style:text-properties officeooo:rsid="001e3683" officeooo:paragraph-rsid="00eca9f5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0644693"/>
    </style:style>
    <style:style style:name="P24" style:family="paragraph" style:parent-style-name="Heading_20_1">
      <style:paragraph-properties fo:break-before="page"/>
      <style:text-properties officeooo:paragraph-rsid="00e0ac62"/>
    </style:style>
    <style:style style:name="P25" style:family="paragraph" style:parent-style-name="Heading_20_1">
      <style:paragraph-properties fo:break-before="page"/>
      <style:text-properties officeooo:paragraph-rsid="00eca9f5"/>
    </style:style>
    <style:style style:name="P2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c7012a" officeooo:paragraph-rsid="00c7012a" style:font-weight-asian="normal" style:font-weight-complex="normal"/>
    </style:style>
    <style:style style:name="P2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c731c0" officeooo:paragraph-rsid="00c731c0" style:font-weight-asian="normal" style:font-weight-complex="normal"/>
    </style:style>
    <style:style style:name="P2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c8e48f" officeooo:paragraph-rsid="00c8e48f" style:font-weight-asian="normal" style:font-weight-complex="normal"/>
    </style:style>
    <style:style style:name="P2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cc4e18" officeooo:paragraph-rsid="00cc4e18" style:font-weight-asian="normal" style:font-weight-complex="normal"/>
    </style:style>
    <style:style style:name="P3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ce6829" officeooo:paragraph-rsid="00ce6829" style:font-weight-asian="normal" style:font-weight-complex="normal"/>
    </style:style>
    <style:style style:name="P3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ce6829" officeooo:paragraph-rsid="00d25f06" style:font-weight-asian="normal" style:font-weight-complex="normal"/>
    </style:style>
    <style:style style:name="P3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d02f46" officeooo:paragraph-rsid="00d02f46" style:font-weight-asian="normal" style:font-weight-complex="normal"/>
    </style:style>
    <style:style style:name="P3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d02f46" officeooo:paragraph-rsid="00d25f06" style:font-weight-asian="normal" style:font-weight-complex="normal"/>
    </style:style>
    <style:style style:name="P3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d4392a" officeooo:paragraph-rsid="00d4392a" style:font-weight-asian="normal" style:font-weight-complex="normal"/>
    </style:style>
    <style:style style:name="P3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d4c0a1" officeooo:paragraph-rsid="00d4c0a1" style:font-weight-asian="normal" style:font-weight-complex="normal"/>
    </style:style>
    <style:style style:name="P3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d52199" officeooo:paragraph-rsid="00d52199" style:font-weight-asian="normal" style:font-weight-complex="normal"/>
    </style:style>
    <style:style style:name="P3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d5659b" officeooo:paragraph-rsid="00d5659b" style:font-weight-asian="normal" style:font-weight-complex="normal"/>
    </style:style>
    <style:style style:name="P3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d97cc2" officeooo:paragraph-rsid="00d97cc2" style:font-weight-asian="normal" style:font-weight-complex="normal"/>
    </style:style>
    <style:style style:name="P3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da5a3c" officeooo:paragraph-rsid="00da5a3c" style:font-weight-asian="normal" style:font-weight-complex="normal"/>
    </style:style>
    <style:style style:name="P4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dc3fae" officeooo:paragraph-rsid="00dc3fae" style:font-weight-asian="normal" style:font-weight-complex="normal"/>
    </style:style>
    <style:style style:name="P4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e397ef" officeooo:paragraph-rsid="00e397ef" style:font-weight-asian="normal" style:font-weight-complex="normal"/>
    </style:style>
    <style:style style:name="P4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e478bd" officeooo:paragraph-rsid="00e478bd" style:font-weight-asian="normal" style:font-weight-complex="normal"/>
    </style:style>
    <style:style style:name="P4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e50e7f" officeooo:paragraph-rsid="00e50e7f" style:font-weight-asian="normal" style:font-weight-complex="normal"/>
    </style:style>
    <style:style style:name="P4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e9e185" officeooo:paragraph-rsid="00e9e185" style:font-weight-asian="normal" style:font-weight-complex="normal"/>
    </style:style>
    <style:style style:name="P4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eb3ec3" officeooo:paragraph-rsid="00eb3ec3" style:font-weight-asian="normal" style:font-weight-complex="normal"/>
    </style:style>
    <style:style style:name="P4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ef34ad" officeooo:paragraph-rsid="00ef34ad" style:font-weight-asian="normal" style:font-weight-complex="normal"/>
    </style:style>
    <style:style style:name="P4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ef34ad" officeooo:paragraph-rsid="00f59460" style:font-weight-asian="normal" style:font-weight-complex="normal"/>
    </style:style>
    <style:style style:name="P4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f79d7c" officeooo:paragraph-rsid="00f79d7c" style:font-weight-asian="normal" style:font-weight-complex="normal"/>
    </style:style>
    <style:style style:name="P4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f79d7c" officeooo:paragraph-rsid="00fb023d" style:font-weight-asian="normal" style:font-weight-complex="normal"/>
    </style:style>
    <style:style style:name="P5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fe75b0" officeooo:paragraph-rsid="00fe75b0" style:font-weight-asian="normal" style:font-weight-complex="normal"/>
    </style:style>
    <style:style style:name="P5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0fe75b0" officeooo:paragraph-rsid="01018eab" style:font-weight-asian="normal" style:font-weight-complex="normal"/>
    </style:style>
    <style:style style:name="P5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45810" officeooo:paragraph-rsid="01045810" style:font-weight-asian="normal" style:font-weight-complex="normal"/>
    </style:style>
    <style:style style:name="P5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52d7e" officeooo:paragraph-rsid="01052d7e" style:font-weight-asian="normal" style:font-weight-complex="normal"/>
    </style:style>
    <style:style style:name="P5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6ff72" officeooo:paragraph-rsid="0106ff72" style:font-weight-asian="normal" style:font-weight-complex="normal"/>
    </style:style>
    <style:style style:name="P5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8f341" officeooo:paragraph-rsid="0108f341" style:font-weight-asian="normal" style:font-weight-complex="normal"/>
    </style:style>
    <style:style style:name="P5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90ad9" officeooo:paragraph-rsid="01090ad9" style:font-weight-asian="normal" style:font-weight-complex="normal"/>
    </style:style>
    <style:style style:name="P5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a1783" officeooo:paragraph-rsid="010a1783" style:font-weight-asian="normal" style:font-weight-complex="normal"/>
    </style:style>
    <style:style style:name="P5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a1783" officeooo:paragraph-rsid="010b9207" style:font-weight-asian="normal" style:font-weight-complex="normal"/>
    </style:style>
    <style:style style:name="P5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b9207" officeooo:paragraph-rsid="010b9207" style:font-weight-asian="normal" style:font-weight-complex="normal"/>
    </style:style>
    <style:style style:name="P6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cab961" officeooo:paragraph-rsid="00cab961"/>
    </style:style>
    <style:style style:name="P61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cab961" officeooo:paragraph-rsid="00cab961"/>
    </style:style>
    <style:style style:name="P62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d23ff7" officeooo:paragraph-rsid="00d23ff7"/>
    </style:style>
    <style:style style:name="P63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e7e919" officeooo:paragraph-rsid="00e7e919"/>
    </style:style>
    <style:style style:name="P64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f40153" officeooo:paragraph-rsid="00f40153"/>
    </style:style>
    <style:style style:name="P65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fa87f7" officeooo:paragraph-rsid="00fa87f7"/>
    </style:style>
    <style:style style:name="P66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ff2dd0" officeooo:paragraph-rsid="00ff2dd0"/>
    </style:style>
    <style:style style:name="P67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1096229" officeooo:paragraph-rsid="01096229"/>
    </style:style>
    <style:style style:name="P6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cc4e18" officeooo:paragraph-rsid="00cc4e18"/>
    </style:style>
    <style:style style:name="P6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cdc44d" officeooo:paragraph-rsid="00cdc44d"/>
    </style:style>
    <style:style style:name="P7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d23ff7" officeooo:paragraph-rsid="00d23ff7"/>
    </style:style>
    <style:style style:name="P7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d25f06" officeooo:paragraph-rsid="00d25f06"/>
    </style:style>
    <style:style style:name="P7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d3f284" officeooo:paragraph-rsid="00d3f284"/>
    </style:style>
    <style:style style:name="P7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d8304c" officeooo:paragraph-rsid="00d8304c"/>
    </style:style>
    <style:style style:name="P74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Courier 10 Pitch" officeooo:rsid="00d8304c" officeooo:paragraph-rsid="00d8304c"/>
    </style:style>
    <style:style style:name="P7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d8d486" officeooo:paragraph-rsid="00d8d486"/>
    </style:style>
    <style:style style:name="P7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e23934" officeooo:paragraph-rsid="00e23934"/>
    </style:style>
    <style:style style:name="P7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e7e919" officeooo:paragraph-rsid="00e7e919"/>
    </style:style>
    <style:style style:name="P7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e9e185" officeooo:paragraph-rsid="00e9e185"/>
    </style:style>
    <style:style style:name="P7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f40153" officeooo:paragraph-rsid="00f40153"/>
    </style:style>
    <style:style style:name="P8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f79d7c" officeooo:paragraph-rsid="00f79d7c"/>
    </style:style>
    <style:style style:name="P8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fa87f7" officeooo:paragraph-rsid="00fa87f7"/>
    </style:style>
    <style:style style:name="P8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fb023d" officeooo:paragraph-rsid="00fb023d"/>
    </style:style>
    <style:style style:name="P8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fe75b0" officeooo:paragraph-rsid="00fe75b0"/>
    </style:style>
    <style:style style:name="P8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ff2dd0" officeooo:paragraph-rsid="00ff2dd0"/>
    </style:style>
    <style:style style:name="P8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0ffc220" officeooo:paragraph-rsid="00ffc220"/>
    </style:style>
    <style:style style:name="P8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018eab" officeooo:paragraph-rsid="01018eab"/>
    </style:style>
    <style:style style:name="P8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06ff72" officeooo:paragraph-rsid="0106ff72"/>
    </style:style>
    <style:style style:name="P8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09d3f5" officeooo:paragraph-rsid="0109d3f5"/>
    </style:style>
    <style:style style:name="T1" style:family="text">
      <style:text-properties officeooo:rsid="001861ea"/>
    </style:style>
    <style:style style:name="T2" style:family="text">
      <style:text-properties officeooo:rsid="001fde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d0124e" style:font-weight-asian="bold" style:font-weight-complex="bold"/>
    </style:style>
    <style:style style:name="T5" style:family="text">
      <style:text-properties fo:font-weight="bold" officeooo:rsid="00d1d9e5" style:font-weight-asian="bold" style:font-weight-complex="bold"/>
    </style:style>
    <style:style style:name="T6" style:family="text">
      <style:text-properties fo:font-weight="bold" officeooo:rsid="00d30a69" style:font-weight-asian="bold" style:font-weight-complex="bold"/>
    </style:style>
    <style:style style:name="T7" style:family="text">
      <style:text-properties fo:font-weight="bold" officeooo:rsid="00d52199" style:font-weight-asian="bold" style:font-weight-complex="bold"/>
    </style:style>
    <style:style style:name="T8" style:family="text">
      <style:text-properties fo:font-weight="bold" officeooo:rsid="00da5a3c" style:font-weight-asian="bold" style:font-weight-complex="bold"/>
    </style:style>
    <style:style style:name="T9" style:family="text">
      <style:text-properties fo:font-weight="bold" officeooo:rsid="00e5d3ba" style:font-weight-asian="bold" style:font-weight-complex="bold"/>
    </style:style>
    <style:style style:name="T10" style:family="text">
      <style:text-properties fo:font-weight="bold" officeooo:rsid="00f2bed1" style:font-weight-asian="bold" style:font-weight-complex="bold"/>
    </style:style>
    <style:style style:name="T11" style:family="text">
      <style:text-properties fo:font-weight="bold" officeooo:rsid="00f67131" style:font-weight-asian="bold" style:font-weight-complex="bold"/>
    </style:style>
    <style:style style:name="T12" style:family="text">
      <style:text-properties fo:font-weight="bold" officeooo:rsid="00fc7cff" style:font-weight-asian="bold" style:font-weight-complex="bold"/>
    </style:style>
    <style:style style:name="T13" style:family="text">
      <style:text-properties fo:font-weight="bold" officeooo:rsid="00ff2dd0" style:font-weight-asian="bold" style:font-weight-complex="bold"/>
    </style:style>
    <style:style style:name="T14" style:family="text">
      <style:text-properties fo:font-weight="bold" officeooo:rsid="0101ca12" style:font-weight-asian="bold" style:font-weight-complex="bold"/>
    </style:style>
    <style:style style:name="T15" style:family="text">
      <style:text-properties fo:font-weight="bold" officeooo:rsid="010318e3" style:font-weight-asian="bold" style:font-weight-complex="bold"/>
    </style:style>
    <style:style style:name="T16" style:family="text">
      <style:text-properties fo:font-weight="bold" officeooo:rsid="01045810" style:font-weight-asian="bold" style:font-weight-complex="bold"/>
    </style:style>
    <style:style style:name="T17" style:family="text">
      <style:text-properties officeooo:rsid="00c3b528"/>
    </style:style>
    <style:style style:name="T18" style:family="text">
      <style:text-properties officeooo:rsid="00c550a8"/>
    </style:style>
    <style:style style:name="T19" style:family="text">
      <style:text-properties officeooo:rsid="00cb24e3"/>
    </style:style>
    <style:style style:name="T20" style:family="text">
      <style:text-properties officeooo:rsid="00d0124e"/>
    </style:style>
    <style:style style:name="T21" style:family="text">
      <style:text-properties officeooo:rsid="00d1d9e5"/>
    </style:style>
    <style:style style:name="T22" style:family="text">
      <style:text-properties officeooo:rsid="00d30a69"/>
    </style:style>
    <style:style style:name="T23" style:family="text">
      <style:text-properties officeooo:rsid="00d52199"/>
    </style:style>
    <style:style style:name="T24" style:family="text">
      <style:text-properties officeooo:rsid="00da5a3c"/>
    </style:style>
    <style:style style:name="T25" style:family="text">
      <style:text-properties officeooo:rsid="00deb883"/>
    </style:style>
    <style:style style:name="T26" style:family="text">
      <style:text-properties officeooo:rsid="00e0ac62"/>
    </style:style>
    <style:style style:name="T27" style:family="text">
      <style:text-properties officeooo:rsid="00e23934"/>
    </style:style>
    <style:style style:name="T28" style:family="text">
      <style:text-properties officeooo:rsid="00e539a9"/>
    </style:style>
    <style:style style:name="T29" style:family="text">
      <style:text-properties officeooo:rsid="00e748b1"/>
    </style:style>
    <style:style style:name="T30" style:family="text">
      <style:text-properties officeooo:rsid="00ebf893"/>
    </style:style>
    <style:style style:name="T31" style:family="text">
      <style:text-properties officeooo:rsid="00ed1d86"/>
    </style:style>
    <style:style style:name="T32" style:family="text">
      <style:text-properties officeooo:rsid="00f06eb1"/>
    </style:style>
    <style:style style:name="T33" style:family="text">
      <style:text-properties officeooo:rsid="00f12bc0"/>
    </style:style>
    <style:style style:name="T34" style:family="text">
      <style:text-properties officeooo:rsid="0101ca12"/>
    </style:style>
    <style:style style:name="T35" style:family="text">
      <style:text-properties officeooo:rsid="01039382"/>
    </style:style>
    <style:style style:name="T36" style:family="text">
      <style:text-properties officeooo:rsid="01096229"/>
    </style:style>
    <style:style style:name="T37" style:family="text">
      <style:text-properties officeooo:rsid="010b310a"/>
    </style:style>
    <style:style style:name="T38" style:family="text">
      <style:text-properties officeooo:rsid="010c18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extra-credit homework to get more practice with programming, small steps at a time. Odd-numbered problems have answers on the next page, while you get credit for any even-numbered answers turned in. <text:span text:style-name="T2">Practice doing both even and odd problems, using the answers as a guide afterward.</text:span></text:p>
      <text:p text:style-name="P8">First, create a basic C++ program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#include &lt;iostream&gt;</text:p>
            <text:p text:style-name="P14">#include &lt;string&gt;</text:p>
            <text:p text:style-name="P12">using namespace std;</text:p>
            <text:p text:style-name="P12"/>
            <text:p text:style-name="P12">int main()</text:p>
            <text:p text:style-name="P12">{</text:p>
            <text:p text:style-name="P12"><text:s text:c="4"/>return 0;</text:p>
            <text:p text:style-name="P12">}</text:p>
          </table:table-cell>
        </table:table-row>
      </table:table>
      <text:p text:style-name="P8"/>
      <text:p text:style-name="P8">For the turn-in problems (even numbered), you can have one right after another in the same program. Use a comment to specify which part of the code belongs to which problem. Exampl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#include &lt;iostream&gt;</text:p>
            <text:p text:style-name="P14">#include &lt;string&gt;</text:p>
            <text:p text:style-name="P12">using namespace std;</text:p>
            <text:p text:style-name="P12"/>
            <text:p text:style-name="P12">int main()</text:p>
            <text:p text:style-name="P12">{</text:p>
            <text:p text:style-name="P12"><text:s text:c="4"/>// Question 1.</text:p>
            <text:p text:style-name="P12"><text:s text:c="4"/>int number;</text:p>
            <text:p text:style-name="P12"><text:s text:c="4"/></text:p>
            <text:p text:style-name="P12"><text:s text:c="4"/>// Question 2.</text:p>
            <text:p text:style-name="P12"><text:s text:c="4"/>char letter;</text:p>
            <text:p text:style-name="P12"><text:s text:c="4"/></text:p>
            <text:p text:style-name="P12"><text:s text:c="4"/>return 0;</text:p>
            <text:p text:style-name="P12">}</text:p>
          </table:table-cell>
        </table:table-row>
      </table:table>
      <text:p text:style-name="P11"/>
      <text:p text:style-name="P9">Submit the .cpp (C++ Source) file once you are done.</text:p>
      <text:p text:style-name="P8"/>
      <text:p text:style-name="P3"/>
      <text:h text:style-name="P22" text:outline-level="1">Questions: <text:span text:style-name="T17">While Loops</text:span></text:h>
      <text:p text:style-name="P10">Points possible: <text:span text:style-name="T25">3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1.</text:p>
          </table:table-cell>
          <table:table-cell table:style-name="Table1.B1" office:value-type="string">
            <text:p text:style-name="P26">Create a float variable named <text:span text:style-name="T3">money</text:span>. Set it equal to <text:span text:style-name="T3">123.45</text:span>.</text:p>
            <text:p text:style-name="P27">Create a while loop that continues looping while <text:span text:style-name="T3">money</text:span> is more than <text:span text:style-name="T3">0</text:span>.</text:p>
            <text:p text:style-name="P28">Within the loop, output the value of <text:span text:style-name="T3">money. </text:span>Afterward, subtract <text:span text:style-name="T3">10.00 </text:span>from <text:span text:style-name="T3">money</text:span>.</text:p>
          </table:table-cell>
        </table:table-row>
        <table:table-row>
          <table:table-cell table:style-name="Table1.A2" office:value-type="string">
            <text:p text:style-name="P68">2.</text:p>
          </table:table-cell>
          <table:table-cell table:style-name="Table1.B2" office:value-type="string">
            <text:p text:style-name="P29">Create an integer variable named <text:span text:style-name="T3">years</text:span>. Set it equal to 0.</text:p>
            <text:p text:style-name="P29">Create a while loop that continues looping while <text:span text:style-name="T3">years</text:span> is less than <text:span text:style-name="T3">75</text:span>.</text:p>
            <text:p text:style-name="P29">Within the loop, output the value of <text:span text:style-name="T3">years</text:span>. Afteward, add <text:span text:style-name="T3">1</text:span> to the <text:span text:style-name="T3">years</text:span>.</text:p>
          </table:table-cell>
        </table:table-row>
        <table:table-row>
          <table:table-cell table:style-name="Table1.A2" office:value-type="string">
            <text:p text:style-name="P69">3.</text:p>
          </table:table-cell>
          <table:table-cell table:style-name="Table1.B2" office:value-type="string">
            <text:p text:style-name="P30">Create a char variable called <text:span text:style-name="T3">userInput</text:span>. <text:span text:style-name="T20">Initialize </text:span><text:span text:style-name="T4">userInput</text:span><text:span text:style-name="T20"> to </text:span><text:span text:style-name="T4">N</text:span><text:span text:style-name="T20">.</text:span></text:p>
            <text:p text:style-name="P30">Create a while loop that continues looping while <text:span text:style-name="T3">userInput</text:span> is <text:span text:style-name="T3">N</text:span>.</text:p>
            <text:p text:style-name="P32">Within the loop, ask the user <text:span text:style-name="T3">Do you want to quit? Y or N</text:span>. <text:span text:style-name="T21">Get the user input and store it in </text:span><text:span text:style-name="T5">userInput</text:span><text:span text:style-name="T21">.</text:span></text:p>
          </table:table-cell>
        </table:table-row>
        <table:table-row>
          <table:table-cell table:style-name="Table1.A2" office:value-type="string">
            <text:p text:style-name="P71">4.</text:p>
          </table:table-cell>
          <table:table-cell table:style-name="Table1.B2" office:value-type="string">
            <text:p text:style-name="P31">Create a char variable called <text:span text:style-name="T3">userInput</text:span><text:span text:style-name="T6">2</text:span>. <text:span text:style-name="T20">Initialize </text:span><text:span text:style-name="T4">userInput</text:span><text:span text:style-name="T6">2</text:span><text:span text:style-name="T20"> to </text:span><text:span text:style-name="T6">Y</text:span><text:span text:style-name="T20">.</text:span></text:p>
            <text:p text:style-name="P31">Create a while loop that continues looping while <text:span text:style-name="T3">userInput</text:span><text:span text:style-name="T6">2</text:span> is <text:span text:style-name="T6">Y</text:span><text:span text:style-name="T22">.</text:span></text:p>
            <text:p text:style-name="P33">Within the loop, ask the user <text:span text:style-name="T3">Do you want to </text:span><text:span text:style-name="T6">continue</text:span><text:span text:style-name="T3">? Y or N</text:span>. <text:span text:style-name="T21">Get the user input and store it in </text:span><text:span text:style-name="T5">userInput</text:span><text:span text:style-name="T7">2</text:span><text:span text:style-name="T21">.</text:span></text:p>
          </table:table-cell>
        </table:table-row>
        <table:table-row>
          <table:table-cell table:style-name="Table1.A2" office:value-type="string">
            <text:p text:style-name="P72">5.</text:p>
          </table:table-cell>
          <table:table-cell table:style-name="Table1.B2" office:value-type="string">
            <text:p text:style-name="P34">Create a boolean called <text:span text:style-name="T3">done</text:span>. Initialize it to <text:span text:style-name="T3">false</text:span>.</text:p>
            <text:p text:style-name="P34">Create a while loop that continues looping while <text:span text:style-name="T3">done</text:span> is equal to <text:span text:style-name="T3">false</text:span>.</text:p>
            <text:p text:style-name="P35">Within the loop, ask the user <text:span text:style-name="T3">Do you want to quit? Y or N</text:span>. <text:span text:style-name="T23">Get the user input and store it in a variable called </text:span><text:span text:style-name="T7">userInput3</text:span><text:span text:style-name="T23">.</text:span></text:p>
            <text:p text:style-name="P36">If <text:span text:style-name="T3">userInput3</text:span> is equal to <text:span text:style-name="T3">Y</text:span>, set <text:span text:style-name="T3">done</text:span> to <text:span text:style-name="T3">true</text:span>.</text:p>
            <text:p text:style-name="P36">If <text:span text:style-name="T3">userInput3</text:span> is equal to <text:span text:style-name="T3">N</text:span>, set <text:span text:style-name="T3">done</text:span> to <text:span text:style-name="T3">false</text:span>.</text:p>
            <text:p text:style-name="P37">Otherwise, output an error message, <text:span text:style-name="T3">Invalid Input</text:span></text:p>
          </table:table-cell>
        </table:table-row>
        <table:table-row>
          <table:table-cell table:style-name="Table1.A2" office:value-type="string">
            <text:p text:style-name="P75">6.</text:p>
          </table:table-cell>
          <table:table-cell table:style-name="Table1.B2" office:value-type="string">
            <text:p text:style-name="P38">Create a boolean called <text:span text:style-name="T3">running</text:span>. Initialize it to <text:span text:style-name="T3">true</text:span>. <text:span text:style-name="T24">Create an integer called </text:span><text:span text:style-name="T8">counter</text:span><text:span text:style-name="T24">. Initialize it to </text:span><text:span text:style-name="T8">10.</text:span></text:p>
            <text:p text:style-name="P38">Create a while loop that continues looping while <text:span text:style-name="T3">running</text:span> is equal to <text:span text:style-name="T3">true</text:span>.</text:p>
            <text:p text:style-name="P38">Within the loop, <text:span text:style-name="T24">decrement </text:span><text:span text:style-name="T8">counter</text:span><text:span text:style-name="T24"> (subtract it by 1).</text:span></text:p>
            <text:p text:style-name="P39">If <text:span text:style-name="T3">counter</text:span> is equal to <text:span text:style-name="T3">1</text:span>, then set <text:span text:style-name="T3">running</text:span> to <text:span text:style-name="T3">false</text:span>.</text:p>
            <text:p text:style-name="P40">If <text:span text:style-name="T3">counter</text:span> is equal to <text:span text:style-name="T3">5</text:span>, then output<text:span text:style-name="T3"> Hello, Five</text:span>.</text:p>
            <text:p text:style-name="P40">For all other values, only output the value of <text:span text:style-name="T3">counter</text:span>.</text:p>
          </table:table-cell>
        </table:table-row>
      </table:table>
      <text:p text:style-name="P5"/>
      <text:p text:style-name="P7"/>
      <text:h text:style-name="P23" text:outline-level="1">Answers: <text:span text:style-name="T18">While Loop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0">1.</text:p>
          </table:table-cell>
          <table:table-cell table:style-name="Table2.B1" office:value-type="string">
            <text:p text:style-name="P61">float money = 123.45;</text:p>
            <text:p text:style-name="P61">while ( money &gt; 0 )</text:p>
            <text:p text:style-name="P61">{</text:p>
            <text:p text:style-name="P61"><text:s text:c="4"/>cout &lt;&lt; "$" &lt;&lt; money &lt;&lt; endl;</text:p>
            <text:p text:style-name="P61"><text:s text:c="4"/>money = money – 10; // <text:span text:style-name="T19">money -= 10; also works</text:span></text:p>
            <text:p text:style-name="P61">}</text:p>
          </table:table-cell>
        </table:table-row>
        <table:table-row>
          <table:table-cell table:style-name="Table2.A2" office:value-type="string">
            <text:p text:style-name="P70">3.</text:p>
          </table:table-cell>
          <table:table-cell table:style-name="Table2.B2" office:value-type="string">
            <text:p text:style-name="P62">char userInput = 'N';</text:p>
            <text:p text:style-name="P62">while ( userInput == 'N' )</text:p>
            <text:p text:style-name="P62">{</text:p>
            <text:p text:style-name="P62"><text:s text:c="4"/>cout &lt;&lt; "Do you want to quit? Y or N ";</text:p>
            <text:p text:style-name="P62"><text:s text:c="4"/>cin &gt;&gt; userInput;</text:p>
            <text:p text:style-name="P62">}</text:p>
          </table:table-cell>
        </table:table-row>
        <table:table-row>
          <table:table-cell table:style-name="Table2.A2" office:value-type="string">
            <text:p text:style-name="P73">5.</text:p>
          </table:table-cell>
          <table:table-cell table:style-name="Table2.B2" office:value-type="string">
            <text:p text:style-name="P74">bool done = false;</text:p>
            <text:p text:style-name="P74">while ( done == false )</text:p>
            <text:p text:style-name="P74">{</text:p>
            <text:p text:style-name="P74"><text:s text:c="4"/>cout &lt;&lt; "Do you want to quit? Y or N ";</text:p>
            <text:p text:style-name="P74"><text:s text:c="4"/>char userInput3;</text:p>
            <text:p text:style-name="P74"><text:s text:c="4"/>cin &gt;&gt; userInput3;</text:p>
            <text:p text:style-name="P74"/>
            <text:p text:style-name="P74"><text:s text:c="4"/>if ( userInput3 == 'Y' ) <text:s text:c="7"/>{ done = true; }</text:p>
            <text:p text:style-name="P74"><text:s text:c="4"/>else if ( userInput3 == 'N' ) <text:s text:c="2"/>{ done = false; }</text:p>
            <text:p text:style-name="P74"><text:s text:c="4"/>else</text:p>
            <text:p text:style-name="P74"><text:s text:c="4"/>{</text:p>
            <text:p text:style-name="P74"><text:s text:c="8"/>cout &lt;&lt; "Invalid Input" &lt;&lt; endl;</text:p>
            <text:p text:style-name="P74"><text:s text:c="4"/>}</text:p>
            <text:p text:style-name="P74">}</text:p>
          </table:table-cell>
        </table:table-row>
      </table:table>
      <text:p text:style-name="P6"/>
      <text:p text:style-name="P4"/>
      <text:h text:style-name="P24" text:outline-level="1">Questions: <text:span text:style-name="T26">Do-While Loops</text:span></text:h>
      <text:p text:style-name="P18">Points possible: <text:span text:style-name="T30">1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6">7.</text:p>
          </table:table-cell>
          <table:table-cell table:style-name="Table5.B1" office:value-type="string">
            <text:p text:style-name="P41">Create a <text:span text:style-name="T28">boolean </text:span>variable named <text:span text:style-name="T3">again</text:span>, you do not need to initialize it.</text:p>
            <text:p text:style-name="P41">Create a do-while loop. The while condition is to loop while <text:span text:style-name="T3">again</text:span> is equal to <text:span text:style-name="T9">true</text:span>.</text:p>
            <text:p text:style-name="P42">Within the loop, ask the user for two numbers, then output the sum of those numbers.</text:p>
            <text:p text:style-name="P42">Then, output <text:span text:style-name="T3">Do you want to run again? yes or no.</text:span></text:p>
            <text:p text:style-name="P43">Create a string to store the user's input. If their input is <text:span text:style-name="T3">yes</text:span>, then set <text:span text:style-name="T3">again</text:span> to true.</text:p>
            <text:p text:style-name="P43"><text:span text:style-name="T29">Otherwise</text:span>, set <text:span text:style-name="T3">again</text:span> to false.</text:p>
          </table:table-cell>
        </table:table-row>
        <table:table-row>
          <table:table-cell table:style-name="Table5.A2" office:value-type="string">
            <text:p text:style-name="P78">8.</text:p>
          </table:table-cell>
          <table:table-cell table:style-name="Table5.B2" office:value-type="string">
            <text:p text:style-name="P44">Create an integer variable named <text:span text:style-name="T3">product</text:span>. You do not need to initialize it.</text:p>
            <text:p text:style-name="P44">Create a do-while loop. The while condition is to loop while <text:span text:style-name="T3">product</text:span> is not equal to <text:span text:style-name="T3">25</text:span>.</text:p>
            <text:p text:style-name="P44">Within the loop, create two integers and ask the user to input two numbers.</text:p>
            <text:p text:style-name="P45">Set <text:span text:style-name="T3">product</text:span> to the product of the first integer times the second integer. (a * b).</text:p>
            <text:p text:style-name="P45">Output the product.</text:p>
          </table:table-cell>
        </table:table-row>
      </table:table>
      <text:p text:style-name="P20"/>
      <text:p text:style-name="P20"/>
      <text:h text:style-name="P24" text:outline-level="1">Answers: <text:span text:style-name="T27">Do-While Loops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7">7.</text:p>
          </table:table-cell>
          <table:table-cell table:style-name="Table6.B1" office:value-type="string">
            <text:p text:style-name="P63">bool again;</text:p>
            <text:p text:style-name="P63">do</text:p>
            <text:p text:style-name="P63">{</text:p>
            <text:p text:style-name="P63"><text:s text:c="4"/>int a, b;</text:p>
            <text:p text:style-name="P63"><text:s text:c="4"/>cin &gt;&gt; a &gt;&gt; b;</text:p>
            <text:p text:style-name="P63"><text:s text:c="4"/>cout &lt;&lt; a + b &lt;&lt; endl;</text:p>
            <text:p text:style-name="P63"><text:s text:c="4"/>cout &lt;&lt; "Run again? yes or no ";</text:p>
            <text:p text:style-name="P63"><text:s text:c="4"/>string choice;</text:p>
            <text:p text:style-name="P63"><text:s text:c="4"/>cin &gt;&gt; choice;</text:p>
            <text:p text:style-name="P63"><text:s text:c="4"/>if ( choice == "yes" )</text:p>
            <text:p text:style-name="P63"><text:s text:c="4"/>{</text:p>
            <text:p text:style-name="P63"><text:s text:c="8"/>again = true;</text:p>
            <text:p text:style-name="P63"><text:s text:c="4"/>}</text:p>
            <text:p text:style-name="P63"><text:s text:c="4"/>else</text:p>
            <text:p text:style-name="P63"><text:s text:c="4"/>{</text:p>
            <text:p text:style-name="P63"><text:s text:c="8"/>again = false;</text:p>
            <text:p text:style-name="P63"><text:s text:c="4"/>}</text:p>
            <text:p text:style-name="P63">} while ( again == true );</text:p>
          </table:table-cell>
        </table:table-row>
      </table:table>
      <text:p text:style-name="P20"/>
      <text:p text:style-name="P16"/>
      <text:h text:style-name="P25" text:outline-level="1">Questions: <text:span text:style-name="T31">For Loops</text:span></text:h>
      <text:p text:style-name="P19">Points possible: <text:span text:style-name="T38">4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9">9.</text:p>
          </table:table-cell>
          <table:table-cell table:style-name="Table7.B1" office:value-type="string">
            <text:p text:style-name="P46">Write a for loop that uses an <text:span text:style-name="T33">integer</text:span> iterator variable called <text:span text:style-name="T10">c</text:span>. <text:span text:style-name="T10">c</text:span> starts at <text:span text:style-name="T3">0</text:span> and loops while it is less than <text:span text:style-name="T3">10</text:span>. Every time through the loop, it increments by one. <text:span text:style-name="T32">Each time through the loop, output the value of </text:span><text:span text:style-name="T10">c</text:span><text:span text:style-name="T32">.</text:span></text:p>
          </table:table-cell>
        </table:table-row>
        <table:table-row>
          <table:table-cell table:style-name="Table7.A2" office:value-type="string">
            <text:p text:style-name="P79">10.</text:p>
          </table:table-cell>
          <table:table-cell table:style-name="Table7.B2" office:value-type="string">
            <text:p text:style-name="P47">Write a for loop that uses an <text:span text:style-name="T33">integer</text:span> iterator variable called <text:span text:style-name="T11">d</text:span>. <text:span text:style-name="T11">d</text:span> starts at <text:span text:style-name="T11">10</text:span> and loops while it is less than <text:span text:style-name="T3">1</text:span><text:span text:style-name="T11">0</text:span><text:span text:style-name="T3">0</text:span>. Every time through the loop, it increments by one. <text:span text:style-name="T32">Each time through the loop, output the value of </text:span><text:span text:style-name="T11">d</text:span><text:span text:style-name="T32">.</text:span></text:p>
          </table:table-cell>
        </table:table-row>
        <table:table-row>
          <table:table-cell table:style-name="Table7.A2" office:value-type="string">
            <text:p text:style-name="P80">11.</text:p>
          </table:table-cell>
          <table:table-cell table:style-name="Table7.B2" office:value-type="string">
            <text:p text:style-name="P48">Write a for loop that uses an integer iterator variable called <text:span text:style-name="T3">e</text:span>. <text:span text:style-name="T3">e</text:span> starts at <text:span text:style-name="T3">20</text:span> and loops while it is greater than <text:span text:style-name="T3">0</text:span>. Every time through the loop, it decrements by <text:span text:style-name="T3">2</text:span>. Each time through the loop, output the value of <text:span text:style-name="T3">e</text:span>.</text:p>
          </table:table-cell>
        </table:table-row>
        <table:table-row>
          <table:table-cell table:style-name="Table7.A2" office:value-type="string">
            <text:p text:style-name="P82">12.</text:p>
          </table:table-cell>
          <table:table-cell table:style-name="Table7.B2" office:value-type="string">
            <text:p text:style-name="P49">Write a for loop that uses an integer iterator variable called <text:span text:style-name="T3">e</text:span>. <text:span text:style-name="T3">e</text:span> starts at <text:span text:style-name="T12">100</text:span> and loops while it is greater than <text:span text:style-name="T12">50</text:span>. Every time through the loop, it decrements by <text:span text:style-name="T12">5</text:span> Each time through the loop, output the value of <text:span text:style-name="T3">e</text:span>.</text:p>
          </table:table-cell>
        </table:table-row>
        <table:table-row>
          <table:table-cell table:style-name="Table7.A2" office:value-type="string">
            <text:p text:style-name="P83">13.</text:p>
          </table:table-cell>
          <table:table-cell table:style-name="Table7.B2" office:value-type="string">
            <text:p text:style-name="P50">Write a for loop that uses an integer iterator variable called <text:span text:style-name="T3">f</text:span>. <text:span text:style-name="T3">f</text:span> starts at <text:span text:style-name="T13">1</text:span> and loops while it is less than or equal to <text:span text:style-name="T3">1000</text:span>. Every time through the loop, it is multiplied by <text:span text:style-name="T3">2.</text:span> Each time through the loop, output the value of <text:span text:style-name="T3">f</text:span>.</text:p>
            <text:p text:style-name="P53">Note: f = f * 2<text:tab/><text:tab/>is also equal to<text:tab/>f *= 2</text:p>
          </table:table-cell>
        </table:table-row>
        <table:table-row>
          <table:table-cell table:style-name="Table7.A2" office:value-type="string">
            <text:p text:style-name="P86">14.</text:p>
          </table:table-cell>
          <table:table-cell table:style-name="Table7.B2" office:value-type="string">
            <text:p text:style-name="P51">Write a for loop that uses an integer iterator variable called <text:span text:style-name="T14">g</text:span>. <text:span text:style-name="T14">g</text:span> starts at <text:span text:style-name="T14">100</text:span> and loops while it is <text:span text:style-name="T34">greater</text:span> than or equal to <text:span text:style-name="T15">0</text:span>. Every time through the loop, it is <text:span text:style-name="T35">divided</text:span> by <text:span text:style-name="T3">2.</text:span> Each time through the loop, output the value of <text:span text:style-name="T16">g</text:span>.</text:p>
            <text:p text:style-name="P52">Note: g = g / 2<text:tab/><text:tab/>is also equal to<text:tab/>g /= 2</text:p>
          </table:table-cell>
        </table:table-row>
        <table:table-row>
          <table:table-cell table:style-name="Table7.A2" office:value-type="string">
            <text:p text:style-name="P87">15.</text:p>
          </table:table-cell>
          <table:table-cell table:style-name="Table7.B2" office:value-type="string">
            <text:p text:style-name="P54">Create an integer named <text:span text:style-name="T3">width</text:span>. Ask the user to input a value for <text:span text:style-name="T3">width</text:span>.</text:p>
            <text:p text:style-name="P55">Create a for loop that uses an integer iterator <text:span text:style-name="T3">x</text:span>, which starts at <text:span text:style-name="T3">0</text:span> and loops until it is equal to <text:span text:style-name="T3">width</text:span>. Increment by 1 each time.</text:p>
            <text:p text:style-name="P56">Within the loop, output an asterisk * without any new-lines.</text:p>
            <text:p text:style-name="P59">The result should be a horizontal line.</text:p>
          </table:table-cell>
        </table:table-row>
        <table:table-row>
          <table:table-cell table:style-name="Table7.A2" office:value-type="string">
            <text:p text:style-name="P88">16.</text:p>
          </table:table-cell>
          <table:table-cell table:style-name="Table7.B2" office:value-type="string">
            <text:p text:style-name="P57">Create an integer named <text:span text:style-name="T3">height</text:span>. Ask the user to input a value for <text:span text:style-name="T3">height</text:span>.</text:p>
            <text:p text:style-name="P57">Create a for loop that uses an integer iterator <text:span text:style-name="T3">y</text:span>, which starts at <text:span text:style-name="T3">0</text:span> and loops until it is equal to <text:span text:style-name="T3">height</text:span>. Increment by 1 each time.</text:p>
            <text:p text:style-name="P58">Within the loop, output an asterisk * with a new-line at the end. </text:p>
            <text:p text:style-name="P58"><text:span text:style-name="T37">The result should be a vertical line.</text:span></text:p>
          </table:table-cell>
        </table:table-row>
      </table:table>
      <text:p text:style-name="P21"/>
      <text:p text:style-name="P21"/>
      <text:h text:style-name="P25" text:outline-level="1">Answers: <text:span text:style-name="T31">For Loops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1">9.</text:p>
          </table:table-cell>
          <table:table-cell table:style-name="Table8.B1" office:value-type="string">
            <text:p text:style-name="P64">for ( int c = 0; c &lt; 10; c++ )</text:p>
            <text:p text:style-name="P64">{</text:p>
            <text:p text:style-name="P64"><text:s text:c="4"/>cout &lt;&lt; c &lt;&lt; endl;</text:p>
            <text:p text:style-name="P64">}</text:p>
          </table:table-cell>
        </table:table-row>
        <table:table-row>
          <table:table-cell table:style-name="Table8.A2" office:value-type="string">
            <text:p text:style-name="P81">11.</text:p>
          </table:table-cell>
          <table:table-cell table:style-name="Table8.B2" office:value-type="string">
            <text:p text:style-name="P65">for ( int e = 20; e &gt; 0; e -= 2 )</text:p>
            <text:p text:style-name="P65">{</text:p>
            <text:p text:style-name="P65"><text:s text:c="4"/>cout &lt;&lt; e &lt;&lt; endl;</text:p>
            <text:p text:style-name="P65">}</text:p>
          </table:table-cell>
        </table:table-row>
        <table:table-row>
          <table:table-cell table:style-name="Table8.A2" office:value-type="string">
            <text:p text:style-name="P84">13.</text:p>
          </table:table-cell>
          <table:table-cell table:style-name="Table8.B2" office:value-type="string">
            <text:p text:style-name="P66">for ( int f = 1; f &lt;<text:span text:style-name="T34">=</text:span> 1000; f *= 2 )</text:p>
            <text:p text:style-name="P66">{</text:p>
            <text:p text:style-name="P66"><text:s text:c="4"/>cout &lt;&lt; f &lt;&lt; endl;</text:p>
            <text:p text:style-name="P66">}</text:p>
          </table:table-cell>
        </table:table-row>
        <table:table-row>
          <table:table-cell table:style-name="Table8.A2" office:value-type="string">
            <text:p text:style-name="P85">1<text:span text:style-name="T36">5</text:span>.</text:p>
          </table:table-cell>
          <table:table-cell table:style-name="Table8.B2" office:value-type="string">
            <text:p text:style-name="P67">int width;</text:p>
            <text:p text:style-name="P67">cout &lt;&lt; "Width: ";</text:p>
            <text:p text:style-name="P67">cin &gt;&gt; width;</text:p>
            <text:p text:style-name="P67"/>
            <text:p text:style-name="P67">for ( int x = 0; x &lt; width; x++ )</text:p>
            <text:p text:style-name="P67">{</text:p>
            <text:p text:style-name="P67"><text:s text:c="4"/>cout &lt;&lt; "*";</text:p>
            <text:p text:style-name="P67">}</text:p>
          </table:table-cell>
        </table:table-row>
      </table:table>
      <text:p text:style-name="P2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61e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ep-by-step Loops<text:tab/><text:tab/></text:span>Page <text:page-number text:select-page="current">5</text:page-number> of <text:page-count>7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1:46:13.262764793</meta:creation-date>
    <meta:editing-duration>PT1H55M48S</meta:editing-duration>
    <meta:editing-cycles>250</meta:editing-cycles>
    <meta:generator>LibreOffice/4.2.8.2$Linux_X86_64 LibreOffice_project/420m0$Build-2</meta:generator>
    <dc:title>PageNumber</dc:title>
    <dc:date>2016-01-29T14:58:46.850133215</dc:date>
    <meta:document-statistic meta:table-count="8" meta:image-count="0" meta:object-count="0" meta:page-count="7" meta:paragraph-count="171" meta:word-count="1304" meta:character-count="6573" meta:non-whitespace-character-count="5256"/>
    <meta:template xlink:type="simple" xlink:actuate="onRequest" xlink:title="PageNumber" xlink:href="../../../../../.config/libreoffice/4/user/template/PageNumber.ott" meta:date="2016-01-29T11:46:12.166193697"/>
  </office:meta>
</office:document-meta>
</file>